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0.716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0.961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1.152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0.8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V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I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X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I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II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IV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I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I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II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IV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I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II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III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IV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D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D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DII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DIII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DIV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MI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MII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MIII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MIV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IX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XIX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XXIX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LIX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X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XIX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XXIX</text:p>
          </table:table-cell>
          <table:table-cell table:number-columns-repeated="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XXXIX</text:p>
          </table:table-cell>
          <table:table-cell table:number-columns-repeated="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XCIX</text:p>
          </table:table-cell>
          <table:table-cell table:number-columns-repeated="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IX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7T07:40:25.491000000</meta:creation-date>
    <dc:date>2022-06-07T07:55:59</dc:date>
    <meta:editing-duration>PT15M33S</meta:editing-duration>
    <meta:editing-cycles>4</meta:editing-cycles>
    <meta:generator>LibreOffice/7.2.5.2$Windows_X86_64 LibreOffice_project/499f9727c189e6ef3471021d6132d4c694f357e5</meta:generator>
    <meta:document-statistic meta:table-count="1" meta:cell-count="88" meta:object-count="0"/>
  </office:meta>
</office:document-meta>
</file>